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3819d" officeooo:paragraph-rsid="0013819d"/>
    </style:style>
    <style:style style:name="P2" style:family="paragraph" style:parent-style-name="Standard">
      <style:paragraph-properties fo:line-height="200%" fo:text-align="center" style:justify-single-word="false"/>
      <style:text-properties officeooo:rsid="0013819d" officeooo:paragraph-rsid="0013819d"/>
    </style:style>
    <style:style style:name="P3" style:family="paragraph" style:parent-style-name="Standard">
      <style:paragraph-properties fo:line-height="200%" fo:text-align="start" style:justify-single-word="false"/>
      <style:text-properties officeooo:paragraph-rsid="001678e3"/>
    </style:style>
    <style:style style:name="P4" style:family="paragraph" style:parent-style-name="Standard">
      <style:paragraph-properties fo:line-height="200%" fo:text-align="start" style:justify-single-word="false"/>
      <style:text-properties fo:font-style="normal" style:text-underline-style="solid" style:text-underline-width="auto" style:text-underline-color="font-color" officeooo:rsid="00151764" officeooo:paragraph-rsid="00151764" style:font-style-asian="normal" style:font-style-complex="normal"/>
    </style:style>
    <style:style style:name="P5" style:family="paragraph" style:parent-style-name="Standard">
      <style:paragraph-properties fo:line-height="200%" fo:text-align="start" style:justify-single-word="false"/>
      <style:text-properties fo:font-style="normal" style:text-underline-style="none" officeooo:rsid="0017052a" officeooo:paragraph-rsid="001678e3" style:font-style-asian="normal" style:font-style-complex="normal"/>
    </style:style>
    <style:style style:name="P6" style:family="paragraph" style:parent-style-name="Standard">
      <style:paragraph-properties fo:line-height="200%" fo:text-align="start" style:justify-single-word="false"/>
      <style:text-properties fo:font-style="normal" style:text-underline-style="none" officeooo:rsid="001a22c3" officeooo:paragraph-rsid="001a22c3" style:font-style-asian="normal" style:font-style-complex="normal"/>
    </style:style>
    <style:style style:name="P7" style:family="paragraph" style:parent-style-name="Standard">
      <style:paragraph-properties fo:line-height="200%" fo:text-align="start" style:justify-single-word="false"/>
      <style:text-properties fo:font-style="italic" style:text-underline-style="none" officeooo:rsid="00151764" officeooo:paragraph-rsid="00151764" style:font-style-asian="italic" style:font-style-complex="italic"/>
    </style:style>
    <style:style style:name="P8" style:family="paragraph" style:parent-style-name="Standard">
      <style:paragraph-properties fo:line-height="200%" fo:text-align="start" style:justify-single-word="false"/>
      <style:text-properties style:text-underline-style="solid" style:text-underline-width="auto" style:text-underline-color="font-color" officeooo:rsid="001a22c3" officeooo:paragraph-rsid="001a22c3"/>
    </style:style>
    <style:style style:name="P9" style:family="paragraph" style:parent-style-name="Standard">
      <style:paragraph-properties fo:line-height="200%" fo:text-align="start" style:justify-single-word="false"/>
      <style:text-properties style:text-underline-style="none" officeooo:rsid="001a22c3" officeooo:paragraph-rsid="001b743c"/>
    </style:style>
    <style:style style:name="P10" style:family="paragraph" style:parent-style-name="Standard">
      <style:paragraph-properties fo:line-height="200%" fo:text-align="start" style:justify-single-word="false"/>
      <style:text-properties officeooo:rsid="001a22c3" officeooo:paragraph-rsid="001b743c"/>
    </style:style>
    <style:style style:name="P11" style:family="paragraph" style:parent-style-name="Standard">
      <style:paragraph-properties fo:line-height="200%" fo:text-align="start" style:justify-single-word="false"/>
      <style:text-properties officeooo:paragraph-rsid="001f7465"/>
    </style:style>
    <style:style style:name="P12" style:family="paragraph" style:parent-style-name="Standard">
      <style:paragraph-properties fo:line-height="200%" fo:text-align="start" style:justify-single-word="false"/>
      <style:text-properties fo:font-style="normal" style:text-underline-style="none" officeooo:rsid="0017052a" officeooo:paragraph-rsid="001678e3" style:font-style-asian="normal" style:font-style-complex="normal"/>
    </style:style>
    <style:style style:name="T1" style:family="text">
      <style:text-properties fo:font-style="italic" style:text-underline-style="none" officeooo:rsid="00151764"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7052a" style:font-style-asian="normal" style:font-style-complex="normal"/>
    </style:style>
    <style:style style:name="T4" style:family="text">
      <style:text-properties fo:font-style="normal" officeooo:rsid="001a6238" style:font-style-asian="normal" style:font-style-complex="normal"/>
    </style:style>
    <style:style style:name="T5" style:family="text">
      <style:text-properties fo:font-style="normal" officeooo:rsid="001b743c" style:font-style-asian="normal" style:font-style-complex="normal"/>
    </style:style>
    <style:style style:name="T6" style:family="text">
      <style:text-properties fo:font-style="normal" officeooo:rsid="0020388a"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1b743c"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51764" style:font-style-asian="normal" style:font-style-complex="normal"/>
    </style:style>
    <style:style style:name="T11" style:family="text">
      <style:text-properties fo:font-style="normal" style:text-underline-style="none" officeooo:rsid="00153043" style:font-style-asian="normal" style:font-style-complex="normal"/>
    </style:style>
    <style:style style:name="T12" style:family="text">
      <style:text-properties fo:font-style="normal" style:text-underline-style="none" officeooo:rsid="001678e3" style:font-style-asian="normal" style:font-style-complex="normal"/>
    </style:style>
    <style:style style:name="T13" style:family="text">
      <style:text-properties fo:font-style="normal" style:text-underline-style="none" officeooo:rsid="0017052a" style:font-style-asian="normal" style:font-style-complex="normal"/>
    </style:style>
    <style:style style:name="T14" style:family="text">
      <style:text-properties fo:font-style="normal" style:text-underline-style="none" officeooo:rsid="001bbfa0" style:font-style-asian="normal" style:font-style-complex="normal"/>
    </style:style>
    <style:style style:name="T15" style:family="text">
      <style:text-properties fo:font-style="normal" style:text-underline-style="none" officeooo:rsid="001d77f8" style:font-style-asian="normal" style:font-style-complex="normal"/>
    </style:style>
    <style:style style:name="T16" style:family="text">
      <style:text-properties fo:font-style="normal" style:text-underline-style="none" officeooo:rsid="001f7465" style:font-style-asian="normal" style:font-style-complex="normal"/>
    </style:style>
    <style:style style:name="T17" style:family="text">
      <style:text-properties fo:font-style="normal" style:text-underline-style="none" officeooo:rsid="0020388a" style:font-style-asian="normal" style:font-style-complex="normal"/>
    </style:style>
    <style:style style:name="T18" style:family="text">
      <style:text-properties fo:font-style="normal" style:text-underline-style="none" officeooo:rsid="002219aa" style:font-style-asian="normal" style:font-style-complex="normal"/>
    </style:style>
    <style:style style:name="T19" style:family="text">
      <style:text-properties officeooo:rsid="001530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ptember 2<text:span text:style-name="T19">5</text:span>, 2019</text:p>
      <text:p text:style-name="P1">Tswjfwmeng Vang</text:p>
      <text:p text:style-name="P1">American Indians in Film</text:p>
      <text:p text:style-name="P2">Journal Entry: 1</text:p>
      <text:p text:style-name="P11"><text:span text:style-name="T10"><text:tab/>Since the first day </text:span><text:span text:style-name="T16">of </text:span><text:span text:style-name="T10">this course, I have been reminded to examine my knowledge of Native Americans and “their” culture. </text:span><text:span text:style-name="T11">I have noticed that there </text:span><text:span text:style-name="T16">are </text:span><text:span text:style-name="T11">a lot of stereotypes that I associate Native Americans with and </text:span><text:span text:style-name="T16">I never even realized it.</text:span><text:span text:style-name="T11"> These stereotypes have subconsciously found a place to live inside my thoughts without </text:span><text:span text:style-name="T16">me </text:span><text:span text:style-name="T11">question</text:span><text:span text:style-name="T16">ing it</text:span><text:span text:style-name="T11">. Professor Leary made it apparent that these thoughts are indeed within us and he wanted to make sure that we were aware of it before we started off the semester. Some of the readings and videos are emotionally moving, there has been content that I can sympathize with already. </text:span></text:p>
      <text:p text:style-name="P4">AMERICAN INDIAN ACTORS</text:p>
      <text:p text:style-name="P7"><text:span text:style-name="T2">by </text:span>MULTINESIA:</text:p>
      <text:p text:style-name="P3"><text:span text:style-name="T1"><text:tab/></text:span><text:span text:style-name="T12">I was able to connect with this video to a certain degree because of my creative history. The video is about Native American actors and actresses and their stories. Some actors and actresses go into detail about their culture, some go into detail about their relationship with their family members or their acting careers. Even though, “</text:span><text:span text:style-name="T13">Native American”, is literally in the title of the video,</text:span><text:span text:style-name="T12"> I was still excited to </text:span><text:span text:style-name="T16">hear</text:span><text:span text:style-name="T12"> that these actors and actresses strongly </text:span><text:span text:style-name="T16">identify</text:span><text:span text:style-name="T12"> </text:span><text:span text:style-name="T16">as </text:span><text:span text:style-name="T12">being Native American. </text:span><text:span text:style-name="T16">On the other hand, </text:span><text:span text:style-name="T17">the actors and actresses also made it clear that there are many other reasons-- non-cultural reasons-- that motivated them to act.</text:span><text:span text:style-name="T13"> </text:span><text:span text:style-name="T17">T</text:span><text:span text:style-name="T13">hese actors and actresses just want to perform on stage or on camera just like anyone else. This video helps non-Native American understand that being Native American is normal and they have normal dreams. Although, there were a few actors who talked about </text:span><text:span text:style-name="T17">tieing in the </text:span><text:span text:style-name="T13">Native American </text:span><text:span text:style-name="T17">aspect </text:span><text:span text:style-name="T13">on set, most of the time they just want to land a career in the acting industry.</text:span></text:p>
      <text:p text:style-name="P5"/>
      <text:p text:style-name="P5"/>
      <text:p text:style-name="P8"><text:soft-page-break/><text:span text:style-name="T3">H</text:span><text:span text:style-name="T2">overboard</text:span></text:p>
      <text:p text:style-name="P6">by unknown, private video, YouTube:</text:p>
      <text:p text:style-name="P9"><text:span text:style-name="T2"><text:tab/>This video is my favorite so far. </text:span><text:span text:style-name="T5">The video is about a young gal looking for something to do on her boring day. She tries to watch one of the </text:span><text:span text:style-name="T8">Back to the Future</text:span><text:span text:style-name="T5"> movies, but her adult-family member tells her no. She goes off to find something else to do. Eventually, with some determination and creativity, she finds herself a new hoverboard that she obtained from the future. </text:span></text:p>
      <text:p text:style-name="P9"><text:span text:style-name="T5"><text:tab/></text:span><text:span text:style-name="T2">From what I can observe, I believe the main actress is Native American and so is the man that sleeps on the couch. Also, from what I can observe, I cannot find specific details that would make me think that this is a “Native American film” other than the possi</text:span><text:span text:style-name="T6">bility of their</text:span><text:span text:style-name="T2"> ethnicity </text:span><text:span text:style-name="T6">as Native American</text:span><text:span text:style-name="T2">. <text:s/>This video does not make me think that Native American culture has to do with anything with the purpose of the film. </text:span><text:span text:style-name="T4">It goes on to show that within the entertainment industry, Native American artists do not need to always be associated with their culture. They are normal people doing normal things and this video is a product of that. </text:span></text:p>
      <text:p text:style-name="P10"><text:span text:style-name="T9"><text:tab/></text:span><text:span text:style-name="T14">In conclusion to this journal entry, I have </text:span><text:span text:style-name="T18">been t</text:span><text:span text:style-name="T14">rying my best to be aware of my thoughts when going through the required videos and readings. </text:span><text:span text:style-name="T15">I have met local Native Americans before, but have barley </text:span><text:span text:style-name="T18">been </text:span><text:span text:style-name="T15">exposed to their culture. Pop culture has overtaken my views and it narrows down my sight when reviewing Native American culture. With Professory Leary guiding my exposure to Native Americans, I hope to grasp a better understanding of why some stereotypes exist and why some are more dangerous than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9:22:45.923000000</meta:creation-date>
    <dc:date>2019-09-24T22:08:37.689596651</dc:date>
    <meta:editing-duration>PT24M23S</meta:editing-duration>
    <meta:editing-cycles>7</meta:editing-cycles>
    <meta:generator>LibreOffice/6.2.6.2$Linux_X86_64 LibreOffice_project/20$Build-2</meta:generator>
    <meta:document-statistic meta:table-count="0" meta:image-count="0" meta:object-count="0" meta:page-count="2" meta:paragraph-count="13" meta:word-count="577" meta:character-count="3340" meta:non-whitespace-character-count="2767"/>
  </office:meta>
</office:document-meta>
</file>